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0.496cm" fo:min-width="0.424cm"/>
    </style:style>
    <style:style style:name="gr2" style:family="graphic" style:parent-style-name="standard">
      <style:graphic-properties svg:stroke-color="#00ff00" draw:fill-color="#00ff00" draw:textarea-horizontal-align="justify" draw:textarea-vertical-align="middle" draw:auto-grow-height="false" fo:min-height="0.3cm" fo:min-width="0.45cm"/>
    </style:style>
    <style:style style:name="gr3" style:family="graphic" style:parent-style-name="standard">
      <style:graphic-properties svg:stroke-color="#9999cc" draw:fill-color="#9999cc" draw:textarea-horizontal-align="justify" draw:textarea-vertical-align="middle" draw:auto-grow-height="false" fo:min-height="0.4cm" fo:min-width="0.55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7cm" fo:min-width="12.9cm"/>
    </style:style>
    <style:style style:name="gr5" style:family="graphic" style:parent-style-name="standard">
      <style:graphic-properties draw:textarea-horizontal-align="justify" draw:textarea-vertical-align="middle" draw:auto-grow-height="false" fo:min-height="1.76cm" fo:min-width="3.612cm" fo:wrap-option="wrap"/>
    </style:style>
    <style:style style:name="gr6" style:family="graphic" style:parent-style-name="objectwithoutfill">
      <style:graphic-properties svg:stroke-width="0.5cm" svg:stroke-color="#47b8b8" draw:marker-start-width="1.7cm" draw:marker-end-width="1.7cm" draw:fill="none" draw:fill-color="#dfffde" draw:textarea-horizontal-align="center" draw:textarea-vertical-align="middle" fo:padding-top="0.25cm" fo:padding-bottom="0.25cm" fo:padding-left="0.25cm" fo:padding-right="0.2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2.2cm" fo:min-width="2.8cm"/>
    </style:style>
    <style:style style:name="gr8" style:family="graphic" style:parent-style-name="standard">
      <style:graphic-properties draw:fill-color="#ffffcc" draw:opacity="50%" draw:textarea-horizontal-align="justify" draw:textarea-vertical-align="middle" draw:auto-grow-height="false" fo:min-height="2.2cm" fo:min-width="2.8cm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 fo:min-height="1.482cm" fo:min-width="2.316cm" fo:wrap-option="wrap"/>
    </style:style>
    <style:style style:name="gr10" style:family="graphic" style:parent-style-name="objectwithoutfill">
      <style:graphic-properties svg:stroke-width="0.5cm" svg:stroke-color="#47b8b8" draw:marker-start-width="1.7cm" draw:marker-end-width="1.7cm" draw:fill="none" draw:textarea-horizontal-align="center" draw:textarea-vertical-align="middle" fo:padding-top="0.25cm" fo:padding-bottom="0.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9999cc"/>
      <style:paragraph-properties fo:text-align="center"/>
    </style:style>
    <style:style style:name="P4" style:family="paragraph">
      <loext:graphic-properties draw:fill-color="#cc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dfffde"/>
      <style:paragraph-properties fo:text-align="center"/>
    </style:style>
    <style:style style:name="P8" style:family="paragraph">
      <loext:graphic-properties draw:fill-color="#ffffcc"/>
      <style:paragraph-properties fo:text-align="center"/>
    </style:style>
    <style:style style:name="P9" style:family="paragraph">
      <loext:graphic-properties draw:fill-color="#ffffcc" draw:opacity="5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0.6cm" svg:height="0.7cm" svg:x="1.8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2cm" svg:y="2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0.8cm" svg:x="2.8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2.9cm" svg:height="7cm" svg:x="6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cm" svg:height="1.9cm" svg:x="14.1cm" svg:y="2.9cm">
          <text:p text:style-name="P5"><text:span text:style-name="T1">Memòria (on s'emmagatzemen les dades)</text:span></text:p>
          <draw:enhanced-geometry svg:viewBox="0 0 21600 21600" draw:text-areas="800 800 20800 20800" draw:type="round-rectangular-callout" draw:modifiers="19257.8313253012 38598.2114676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6" draw:text-style-name="P7" draw:layer="layout" svg:width="4.099cm" svg:height="4.799cm" draw:transform="rotate (-1.5707963267949) translate (8.3cm 3.89999999999999cm)" svg:viewBox="0 0 4100 4800" draw:points="0,4800 4100,4800 4100,0">
          <text:p/>
        </draw:polyline>
        <draw:custom-shape draw:style-name="gr7" draw:text-style-name="P8" draw:layer="layout" svg:width="2.8cm" svg:height="2.2cm" svg:x="8.3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8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9.1cm" svg:y="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0.8cm" svg:x="9.7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draw:layer="layout" svg:width="2.8cm" svg:height="2.2cm" svg:x="1.4cm" svg:y="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.6cm" svg:x="5.8cm" svg:y="1.2cm">
          <text:p text:style-name="P5"><text:span text:style-name="T1">Tipus compost (plantilla)</text:span></text:p>
          <draw:enhanced-geometry svg:viewBox="0 0 21600 21600" draw:text-areas="800 800 20800 20800" draw:type="round-rectangular-callout" draw:modifiers="-17316.2734906038 29829.8563397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0" draw:text-style-name="P10" draw:layer="layout" svg:width="7.299cm" svg:height="6.199cm" draw:transform="rotate (-1.5707963267949) translate (8.2cm 3.89999999999998cm)" svg:viewBox="0 0 7300 6200" draw:points="0,6200 7300,6200 7300,0">
          <text:p/>
        </draw:polyline>
        <draw:custom-shape draw:style-name="gr7" draw:text-style-name="P8" draw:layer="layout" svg:width="2.8cm" svg:height="2.2cm" svg:x="8.2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8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9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0.8cm" svg:x="9.6cm" svg:y="1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1" draw:layer="layout" svg:width="3.1cm" svg:height="0.8cm" svg:x="2.9cm" svg:y="5.2cm">
          <draw:text-box>
            <text:p>Instancia</text:p>
          </draw:text-box>
        </draw:frame>
        <draw:frame draw:style-name="gr11" draw:text-style-name="P11" draw:layer="layout" svg:width="3.1cm" svg:height="0.8cm" svg:x="1.5cm" svg:y="9.1cm">
          <draw:text-box>
            <text:p>Instanc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fill="none" draw:fill-gradient-name="Gradient_20_7" draw:fill-hatch-name="Hatching_20_6" draw:fill-image-name="Bitmap_20_1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00:56:39.687206280</meta:creation-date>
    <meta:editing-duration>PT10M58S</meta:editing-duration>
    <meta:editing-cycles>5</meta:editing-cycles>
    <meta:generator>LibreOffice/5.0.2.2$Linux_x86 LibreOffice_project/00m0$Build-2</meta:generator>
    <meta:initial-creator>josep </meta:initial-creator>
    <dc:date>2015-10-20T01:13:10.137472251</dc:date>
    <dc:creator>josep </dc:creator>
    <meta:document-statistic meta:object-count="19"/>
  </office:meta>
</office:document-meta>
</file>